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66mm"/>
    </style:style>
    <style:style style:name="co3" style:family="table-column">
      <style:table-column-properties fo:break-before="auto" style:column-width="41.24mm"/>
    </style:style>
    <style:style style:name="co4" style:family="table-column">
      <style:table-column-properties fo:break-before="auto" style:column-width="215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<text:a xlink:href="https://www.lodplanner.com/bim-software/" xlink:type="simple">https://www.lodplanner.com/bim-software/</text:a> </text:p>
          </table:table-cell>
          <table:table-cell/>
          <table:table-cell table:style-name="ce3" office:value-type="string" calcext:value-type="string">
            <text:p><text:a xlink:href="https://bimcorner.com/ultimate-bim-software-list-for-bim-coordinators/" xlink:type="simple">https://bimcorner.com/ultimate-bim-software-list-for-bim-coordinators/</text:a>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vit Structure</text:p>
          </table:table-cell>
          <table:table-cell/>
          <table:table-cell office:value-type="string" calcext:value-type="string">
            <text:p><text:a xlink:href="https://www.autodesk.com.br/products/revit/structure" xlink:type="simple">https://www.autodesk.com.br/products/revit/structur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 SAP2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I ETAB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YPECAD</text:p>
          </table:table-cell>
          <table:table-cell/>
          <table:table-cell office:value-type="string" calcext:value-type="string">
            <text:p><text:a xlink:href="http://cypecad.cype.pt/" xlink:type="simple">http://cypecad.cype.pt/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 Building Studio</text:p>
          </table:table-cell>
          <table:table-cell/>
          <table:table-cell office:value-type="string" calcext:value-type="string">
            <text:p>Archicad</text:p>
          </table:table-cell>
          <table:table-cell office:value-type="string" calcext:value-type="string">
            <text:p>Graphiso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graphisoft.com/br/" xlink:type="simple">https://www.graphisoft.com/br/</text:a></text:p>
          </table:table-cell>
        </table:table-row>
        <table:table-row table:style-name="ro1">
          <table:table-cell/>
          <table:table-cell office:value-type="string" calcext:value-type="string">
            <text:p>IES Virtual Environment </text:p>
          </table:table-cell>
          <table:table-cell/>
          <table:table-cell office:value-type="string" calcext:value-type="string">
            <text:p>Bentley Architecture</text:p>
          </table:table-cell>
          <table:table-cell office:value-type="string" calcext:value-type="string">
            <text:p>Bentley Syste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bentley.com/en/solutions/project-delivery" xlink:type="simple">https://www.bentley.com/en/solutions/project-delivery</text:a></text:p>
          </table:table-cell>
        </table:table-row>
        <table:table-row table:style-name="ro1">
          <table:table-cell/>
          <table:table-cell office:value-type="string" calcext:value-type="string">
            <text:p>EcoDesign</text:p>
          </table:table-cell>
          <table:table-cell/>
          <table:table-cell office:value-type="string" calcext:value-type="string">
            <text:p>Freecad</text:p>
          </table:table-cell>
          <table:table-cell office:value-type="string" calcext:value-type="string">
            <text:p>FreeCAD Team</text:p>
          </table:table-cell>
          <table:table-cell office:value-type="string" calcext:value-type="string">
            <text:p>opem source</text:p>
          </table:table-cell>
          <table:table-cell office:value-type="string" calcext:value-type="string">
            <text:p><text:a xlink:href="https://www.freecadweb.org/?lang=pt_BR" xlink:type="simple">https://www.freecadweb.org/?lang=pt_B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it</text:p>
          </table:table-cell>
          <table:table-cell office:value-type="string" calcext:value-type="string">
            <text:p>Autode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autodesk.com.br/products/revit/overview" xlink:type="simple">https://www.autodesk.com.br/products/revit/overvie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torworks Architect</text:p>
          </table:table-cell>
          <table:table-cell office:value-type="string" calcext:value-type="string">
            <text:p>Nemetsch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vectorworks.net/en-US/architect" xlink:type="simple">https://www.vectorworks.net/en-US/architect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ico 4D BIM Scheduling</text:p>
          </table:table-cell>
          <table:table-cell/>
          <table:table-cell table:number-columns-repeated="2" office:value-type="string" calcext:value-type="string">
            <text:p>TQ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tqs.com.br/" xlink:type="simple">https://www.tqs.com.br/</text:a></text:p>
          </table:table-cell>
        </table:table-row>
        <table:table-row table:style-name="ro1">
          <table:table-cell/>
          <table:table-cell office:value-type="string" calcext:value-type="string">
            <text:p>Solibri (Nemetsche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nchro P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igator (Bentle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M 360 Glue</text:p>
          </table:table-cell>
          <table:table-cell/>
          <table:table-cell office:value-type="string" calcext:value-type="string">
            <text:p>Navisworks</text:p>
          </table:table-cell>
          <table:table-cell office:value-type="string" calcext:value-type="string">
            <text:p>Autode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autodesk.com/products/navisworks/overview" xlink:type="simple">https://www.autodesk.com/products/navisworks/overview</text:a></text:p>
          </table:table-cell>
        </table:table-row>
        <table:table-row table:style-name="ro1">
          <table:table-cell/>
          <table:table-cell office:value-type="string" calcext:value-type="string">
            <text:p>Think Proje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ute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etchup (Trimble)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BIM EXECUTION PLANNING SOFTWARE</text:p>
          </table:table-cell>
          <table:table-cell table:style-name="ce2" office:value-type="string" calcext:value-type="string">
            <text:p>EMPRESA</text:p>
          </table:table-cell>
          <table:table-cell table:style-name="ce2" office:value-type="string" calcext:value-type="string">
            <text:p>SITE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<text:a xlink:href="https://getavail.com/" xlink:type="simple">https://getavail.com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IM&amp;CO.</text:p>
          </table:table-cell>
          <table:table-cell table:style-name="ce4" office:value-type="string" calcext:value-type="string">
            <text:p>BIM &amp; CO</text:p>
          </table:table-cell>
          <table:table-cell table:style-name="ce4" office:value-type="string" calcext:value-type="string">
            <text:p><text:a xlink:href="https://www.bimandco.com/en" xlink:type="simple">https://www.bimandco.com/e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MOBJECT</text:p>
          </table:table-cell>
          <table:table-cell office:value-type="string" calcext:value-type="string">
            <text:p>BIMobject® Corporation</text:p>
          </table:table-cell>
          <table:table-cell office:value-type="string" calcext:value-type="string">
            <text:p><text:a xlink:href="https://www.bimobject.com/pt-br" xlink:type="simple">https://www.bimobject.com/pt-br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OD PLANNER</text:p>
          </table:table-cell>
          <table:table-cell table:style-name="ce4" office:value-type="string" calcext:value-type="string">
            <text:p>SmartLeanBIM™</text:p>
          </table:table-cell>
          <table:table-cell table:style-name="ce4" office:value-type="string" calcext:value-type="string">
            <text:p><text:a xlink:href="https://www.lodplanner.com/" xlink:type="simple">https://www.lodplanner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AD</text:p>
          </table:table-cell>
          <table:table-cell office:value-type="string" calcext:value-type="string">
            <text:p>MagiCAD Group</text:p>
          </table:table-cell>
          <table:table-cell office:value-type="string" calcext:value-type="string">
            <text:p><text:a xlink:href="https://www.magicad.com/en/" xlink:type="simple">https://www.magicad.com/en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NIFI</text:p>
          </table:table-cell>
          <table:table-cell table:style-name="ce4" office:value-type="string" calcext:value-type="string">
            <text:p>UNIFI Labs</text:p>
          </table:table-cell>
          <table:table-cell table:style-name="ce4" office:value-type="string" calcext:value-type="string">
            <text:p><text:a xlink:href="https://unifilabs.com/" xlink:type="simple">https://unifilabs.com/</text:a>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BIM MODELING SOFTWAR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ECOSIM</text:p>
          </table:table-cell>
          <table:table-cell office:value-type="string" calcext:value-type="string">
            <text:p><text:s/>Bentley Systems</text:p>
          </table:table-cell>
          <table:table-cell office:value-type="string" calcext:value-type="string">
            <text:p><text:a xlink:href="https://www.bentley.com/en/products/product-line/building-design-software/openbuildings-designer" xlink:type="simple">https://www.bentley.com/en/products/product-line/building-design-software/openbuildings-designer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LLPLAN</text:p>
          </table:table-cell>
          <table:table-cell table:style-name="ce4" office:value-type="string" calcext:value-type="string">
            <text:p>Allplan company </text:p>
          </table:table-cell>
          <table:table-cell table:style-name="ce4" office:value-type="string" calcext:value-type="string">
            <text:p><text:a xlink:href="https://www.allplan.com/en/" xlink:type="simple">https://www.allplan.com/en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CHICAD</text:p>
          </table:table-cell>
          <table:table-cell office:value-type="string" calcext:value-type="string">
            <text:p>GRAPHISOFT®</text:p>
          </table:table-cell>
          <table:table-cell office:value-type="string" calcext:value-type="string">
            <text:p><text:a xlink:href="https://www.graphisoft.com/br/archicad/index.html" xlink:type="simple">https://www.graphisoft.com/br/archicad/index.html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UTODESK FABRICATION</text:p>
          </table:table-cell>
          <table:table-cell table:style-name="ce4" office:value-type="string" calcext:value-type="string">
            <text:p>Autodesk</text:p>
          </table:table-cell>
          <table:table-cell table:style-name="ce4" office:value-type="string" calcext:value-type="string">
            <text:p><text:a xlink:href="https://www.autodesk.com/products/fabrication-products/overview" xlink:type="simple">https://www.autodesk.com/products/fabrication-products/overview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DESK REVIT</text:p>
          </table:table-cell>
          <table:table-cell/>
          <table:table-cell office:value-type="string" calcext:value-type="string">
            <text:p><text:a xlink:href="https://www.autodesk.com/products/revit/overview" xlink:type="simple">https://www.autodesk.com/products/revit/overview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RICSCAD BIM</text:p>
          </table:table-cell>
          <table:table-cell table:style-name="ce4"/>
          <table:table-cell table:style-name="ce4" office:value-type="string" calcext:value-type="string">
            <text:p><text:a xlink:href="https://www.bricsys.com/en-intl/" xlink:type="simple">https://www.bricsys.com/en-intl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IA</text:p>
          </table:table-cell>
          <table:table-cell/>
          <table:table-cell office:value-type="string" calcext:value-type="string">
            <text:p><text:a xlink:href="https://www.3ds.com/products-services/catia/?wockw=card_content_cta_1_url%3A%22https%3A%2F%2Fblogs.3ds.com%2Fcatia%2F%22" xlink:type="simple">https://www.3ds.com/products-services/catia/?wockw=card_content_cta_1_url%3A"https%3A%2F%2Fblogs.3ds.com%2Fcatia%2F"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ESIGN FOR FABRICATION</text:p>
          </table:table-cell>
          <table:table-cell table:style-name="ce4"/>
          <table:table-cell table:style-name="ce4" office:value-type="string" calcext:value-type="string">
            <text:p><text:a xlink:href="https://ifwe.3ds.com/sites/default/files/2018-01/aec-flyer-design-for-fabrication.pdf" xlink:type="simple">https://ifwe.3ds.com/sites/default/files/2018-01/aec-flyer-design-for-fabrication.pdf</text:a>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CAD</text:p>
          </table:table-cell>
          <table:table-cell/>
          <table:table-cell office:value-type="string" calcext:value-type="string">
            <text:p><text:a xlink:href="https://www.freecadweb.org/" xlink:type="simple">https://www.freecadweb.org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RHINO BIM</text:p>
          </table:table-cell>
          <table:table-cell table:style-name="ce4"/>
          <table:table-cell table:style-name="ce4" office:value-type="string" calcext:value-type="string">
            <text:p><text:a xlink:href="https://www.rhino3d.com/" xlink:type="simple">https://www.rhino3d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KETCHUP</text:p>
          </table:table-cell>
          <table:table-cell/>
          <table:table-cell office:value-type="string" calcext:value-type="string">
            <text:p><text:a xlink:href="https://www.sketchup.com/" xlink:type="simple">https://www.sketchup.com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OLIDWORKS</text:p>
          </table:table-cell>
          <table:table-cell table:style-name="ce4"/>
          <table:table-cell table:style-name="ce4" office:value-type="string" calcext:value-type="string">
            <text:p><text:a xlink:href="https://www.solidworks.com/" xlink:type="simple">https://www.solidworks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KLA</text:p>
          </table:table-cell>
          <table:table-cell/>
          <table:table-cell office:value-type="string" calcext:value-type="string">
            <text:p><text:a xlink:href="https://www.tekla.com/" xlink:type="simple">https://www.tekla.com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VECTORWORKS</text:p>
          </table:table-cell>
          <table:table-cell table:style-name="ce4"/>
          <table:table-cell table:style-name="ce4" office:value-type="string" calcext:value-type="string">
            <text:p><text:a xlink:href="https://www.vectorworks.net/en-US" xlink:type="simple">https://www.vectorworks.net/en-US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GENERATIVE DESIGN SOFTWARE / ALGORITHMIC BIM SOFTWAR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YNAMO</text:p>
          </table:table-cell>
          <table:table-cell/>
          <table:table-cell office:value-type="string" calcext:value-type="string">
            <text:p><text:a xlink:href="https://dynamobim.org/" xlink:type="simple">https://dynamobim.org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DGEWISE</text:p>
          </table:table-cell>
          <table:table-cell table:style-name="ce4"/>
          <table:table-cell table:style-name="ce4" office:value-type="string" calcext:value-type="string">
            <text:p><text:a xlink:href="https://www.clearedge3d.com/products/edgewise/" xlink:type="simple">https://www.clearedge3d.com/products/edgewise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SSHOPPER</text:p>
          </table:table-cell>
          <table:table-cell/>
          <table:table-cell office:value-type="string" calcext:value-type="string">
            <text:p><text:a xlink:href="https://www.grasshopper3d.com/" xlink:type="simple">https://www.grasshopper3d.com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HYPAR</text:p>
          </table:table-cell>
          <table:table-cell table:style-name="ce4"/>
          <table:table-cell table:style-name="ce4" office:value-type="string" calcext:value-type="string">
            <text:p><text:a xlink:href="https://hypar.io/" xlink:type="simple">https://hypar.io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GENERATIVE DESIGN</text:p>
          </table:table-cell>
          <table:table-cell/>
          <table:table-cell office:value-type="string" calcext:value-type="string">
            <text:p><text:a xlink:href="https://youtu.be/gAiFWYemeAk" xlink:type="simple">https://youtu.be/gAiFWYemeAk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BIM PERFORMANCE / BIM ANALYSIS SOFTWAR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N BUILDING STUDIO</text:p>
          </table:table-cell>
          <table:table-cell/>
          <table:table-cell office:value-type="string" calcext:value-type="string">
            <text:p><text:a xlink:href="https://gbs.autodesk.com/GBS/" xlink:type="simple">https://gbs.autodesk.com/GBS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ADYBUG</text:p>
          </table:table-cell>
          <table:table-cell table:style-name="ce4"/>
          <table:table-cell table:style-name="ce4" office:value-type="string" calcext:value-type="string">
            <text:p><text:a xlink:href="https://www.ladybug.tools/" xlink:type="simple">https://www.ladybug.tools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BOT STRUCTURAL ANALYSIS</text:p>
          </table:table-cell>
          <table:table-cell/>
          <table:table-cell office:value-type="string" calcext:value-type="string">
            <text:p><text:a xlink:href="https://www.autodesk.com/products/robot-structural-analysis/overview" xlink:type="simple">https://www.autodesk.com/products/robot-structural-analysis/overview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CIA</text:p>
          </table:table-cell>
          <table:table-cell table:style-name="ce4"/>
          <table:table-cell table:style-name="ce4" office:value-type="string" calcext:value-type="string">
            <text:p><text:a xlink:href="https://www.scia.net/en" xlink:type="simple">https://www.scia.net/e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FAIRA</text:p>
          </table:table-cell>
          <table:table-cell/>
          <table:table-cell office:value-type="string" calcext:value-type="string">
            <text:p><text:a xlink:href="https://sefaira.com/" xlink:type="simple">https://sefaira.com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TAAD</text:p>
          </table:table-cell>
          <table:table-cell table:style-name="ce4"/>
          <table:table-cell table:style-name="ce4" office:value-type="string" calcext:value-type="string">
            <text:p><text:a xlink:href="https://www.bentley.com/en/products/brands/staad" xlink:type="simple">https://www.bentley.com/en/products/brands/staad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BIM COLLABORATION SOFTWAR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LLPLAN BIMPLUS</text:p>
          </table:table-cell>
          <table:table-cell/>
          <table:table-cell office:value-type="string" calcext:value-type="string">
            <text:p><text:a xlink:href="https://www.allplan.com/products/allplan-bimplus/" xlink:type="simple">https://www.allplan.com/products/allplan-bimplus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IM 360 Glue</text:p>
          </table:table-cell>
          <table:table-cell table:style-name="ce4"/>
          <table:table-cell table:style-name="ce4" office:value-type="string" calcext:value-type="string">
            <text:p><text:a xlink:href="https://www.autodesk.com/bim-360/" xlink:type="simple">https://www.autodesk.com/bim-360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MSIGHT</text:p>
          </table:table-cell>
          <table:table-cell/>
          <table:table-cell office:value-type="string" calcext:value-type="string">
            <text:p><text:a xlink:href="https://www.tekla.com/tekla-bimsight/" xlink:type="simple">https://www.tekla.com/tekla-bimsight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IMX</text:p>
          </table:table-cell>
          <table:table-cell table:style-name="ce4"/>
          <table:table-cell table:style-name="ce4" office:value-type="string" calcext:value-type="string">
            <text:p><text:a xlink:href="https://www.graphisoft.com/bimx/" xlink:type="simple">https://www.graphisoft.com/bimx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FUS</text:p>
          </table:table-cell>
          <table:table-cell/>
          <table:table-cell office:value-type="string" calcext:value-type="string">
            <text:p><text:a xlink:href="https://www.drofus.no/en/" xlink:type="simple">https://www.drofus.no/en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RIMBLE CONNECT</text:p>
          </table:table-cell>
          <table:table-cell table:style-name="ce4"/>
          <table:table-cell table:style-name="ce4" office:value-type="string" calcext:value-type="string">
            <text:p><text:a xlink:href="https://connect.trimble.com/" xlink:type="simple">https://connect.trimble.com/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BIM VALIDATION / BIM CHECKING SOFTWAR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IM ASSURE</text:p>
          </table:table-cell>
          <table:table-cell/>
          <table:table-cell office:value-type="string" calcext:value-type="string">
            <text:p><text:a xlink:href="https://invicara.com/technology/" xlink:type="simple">https://invicara.com/technology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IM TRACK</text:p>
          </table:table-cell>
          <table:table-cell table:style-name="ce4"/>
          <table:table-cell table:style-name="ce4" office:value-type="string" calcext:value-type="string">
            <text:p><text:a xlink:href="https://bimtrack.co/" xlink:type="simple">https://bimtrack.co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MCOLLAB</text:p>
          </table:table-cell>
          <table:table-cell/>
          <table:table-cell office:value-type="string" calcext:value-type="string">
            <text:p><text:a xlink:href="https://www.bimcollab.com/en/default" xlink:type="simple">https://www.bimcollab.com/en/default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AVISWORKS</text:p>
          </table:table-cell>
          <table:table-cell table:style-name="ce4"/>
          <table:table-cell table:style-name="ce4" office:value-type="string" calcext:value-type="string">
            <text:p><text:a xlink:href="https://www.autodesk.com/products/navisworks/overview" xlink:type="simple">https://www.autodesk.com/products/navisworks/overview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IZTO</text:p>
          </table:table-cell>
          <table:table-cell/>
          <table:table-cell office:value-type="string" calcext:value-type="string">
            <text:p><text:a xlink:href="https://revizto.com/en/" xlink:type="simple">https://revizto.com/en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IMPLEBIM</text:p>
          </table:table-cell>
          <table:table-cell table:style-name="ce4"/>
          <table:table-cell table:style-name="ce4" office:value-type="string" calcext:value-type="string">
            <text:p><text:a xlink:href="https://simplebim.com/" xlink:type="simple">https://simplebim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IBRI MODEL CHECKER</text:p>
          </table:table-cell>
          <table:table-cell/>
          <table:table-cell office:value-type="string" calcext:value-type="string">
            <text:p><text:a xlink:href="https://www.solibri.com/" xlink:type="simple">https://www.solibri.com/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RECONSTRUCTION BIM 4D/5D SOFTWARE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SSEMBLE SYSTEMS</text:p>
          </table:table-cell>
          <table:table-cell/>
          <table:table-cell office:value-type="string" calcext:value-type="string">
            <text:p><text:a xlink:href="https://assemblesystems.com/" xlink:type="simple">https://assemblesystems.com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OSTX</text:p>
          </table:table-cell>
          <table:table-cell table:style-name="ce4"/>
          <table:table-cell table:style-name="ce4" office:value-type="string" calcext:value-type="string">
            <text:p><text:a xlink:href="https://www.exactal.com/en/costx/products/" xlink:type="simple">https://www.exactal.com/en/costx/products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PROFILER</text:p>
          </table:table-cell>
          <table:table-cell/>
          <table:table-cell office:value-type="string" calcext:value-type="string">
            <text:p><text:a xlink:href="https://beck-technology.com/destini-profiler-2014-1-0-new-features/" xlink:type="simple">https://beck-technology.com/destini-profiler-2014-1-0-new-features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TWO / MTWO</text:p>
          </table:table-cell>
          <table:table-cell table:style-name="ce4"/>
          <table:table-cell table:style-name="ce4" office:value-type="string" calcext:value-type="string">
            <text:p><text:a xlink:href="https://www.itwo.com/en/5d-bim-enterprise-platform-itwo-4-0/" xlink:type="simple">https://www.itwo.com/en/5d-bim-enterprise-platform-itwo-4-0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NCHRO PROFESSIONAL</text:p>
          </table:table-cell>
          <table:table-cell/>
          <table:table-cell office:value-type="string" calcext:value-type="string">
            <text:p><text:a xlink:href="https://www.synchroltd.com/products-2/synchro-pro/" xlink:type="simple">https://www.synchroltd.com/products-2/synchro-pro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VICO OFFICE</text:p>
          </table:table-cell>
          <table:table-cell table:style-name="ce4"/>
          <table:table-cell table:style-name="ce4" office:value-type="string" calcext:value-type="string">
            <text:p><text:a xlink:href="https://gc.trimble.com/product-categories/vico-office-time" xlink:type="simple">https://gc.trimble.com/product-categories/vico-office-time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CONSTRUCTION BIM SOFTWARE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LICE TECHNOLOGIES</text:p>
          </table:table-cell>
          <table:table-cell/>
          <table:table-cell office:value-type="string" calcext:value-type="string">
            <text:p><text:a xlink:href="https://www.alicetechnologies.com/" xlink:type="simple">https://www.alicetechnologies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IT VIRTUAL</text:p>
          </table:table-cell>
          <table:table-cell/>
          <table:table-cell office:value-type="string" calcext:value-type="string">
            <text:p><text:a xlink:href="https://www.gritvirtual.com/" xlink:type="simple">https://www.gritvirtual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ITY</text:p>
          </table:table-cell>
          <table:table-cell/>
          <table:table-cell office:value-type="string" calcext:value-type="string">
            <text:p><text:a xlink:href="https://www.clearedge3d.com/products/verity/" xlink:type="simple">https://www.clearedge3d.com/products/verity/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ACILITIES MANAGEMENT BIM SOFTWARE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CHIBUS</text:p>
          </table:table-cell>
          <table:table-cell office:value-type="string" calcext:value-type="string">
            <text:p><text:a xlink:href="https://archibus.com/products/" xlink:type="simple">https://archibus.com/products/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CODOMUS</text:p>
          </table:table-cell>
          <table:table-cell table:style-name="ce4" office:value-type="string" calcext:value-type="string">
            <text:p>EcoDomus Inc.</text:p>
          </table:table-cell>
          <table:table-cell table:style-name="ce4" office:value-type="string" calcext:value-type="string">
            <text:p><text:a xlink:href="http://ecodomus.com/products/" xlink:type="simple">http://ecodomus.com/products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UMA</text:p>
          </table:table-cell>
          <table:table-cell office:value-type="string" calcext:value-type="string">
            <text:p>Onuma</text:p>
          </table:table-cell>
          <table:table-cell office:value-type="string" calcext:value-type="string">
            <text:p><text:a xlink:href="http://www.onuma-bim.com/projects/plan" xlink:type="simple">http://www.onuma-bim.com/projects/plan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VUEOPS</text:p>
          </table:table-cell>
          <table:table-cell table:style-name="ce4" office:value-type="string" calcext:value-type="string">
            <text:p>VueOps LLC</text:p>
          </table:table-cell>
          <table:table-cell table:style-name="ce4" office:value-type="string" calcext:value-type="string">
            <text:p><text:a xlink:href="https://www.vueops.com/" xlink:type="simple">https://www.vueops.com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UBIM</text:p>
          </table:table-cell>
          <table:table-cell office:value-type="string" calcext:value-type="string">
            <text:p>YouBIM®</text:p>
          </table:table-cell>
          <table:table-cell office:value-type="string" calcext:value-type="string">
            <text:p><text:a xlink:href="https://www.youbim.com/main_features/" xlink:type="simple">https://www.youbim.com/main_features/</text:a>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Planilha1.B33:Planilha1.D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1:05:01.7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1:56:31.303000000</meta:creation-date>
    <dc:date>2020-03-20T21:06:39.884000000</dc:date>
    <meta:editing-duration>PT2H5M55S</meta:editing-duration>
    <meta:editing-cycles>18</meta:editing-cycles>
    <meta:generator>LibreOffice/6.1.4.2$Windows_X86_64 LibreOffice_project/9d0f32d1f0b509096fd65e0d4bec26ddd1938fd3</meta:generator>
    <meta:document-statistic meta:table-count="1" meta:cell-count="189" meta:object-count="0"/>
  </office:meta>
</office:document-meta>
</file>